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15" svg:font-family="F15" style:font-family-generic="roman" style:font-pitch="variable"/>
    <style:font-face style:name="F18" svg:font-family="F18" style:font-family-generic="roman" style:font-pitch="variable"/>
    <style:font-face style:name="F29" svg:font-family="F29" style:font-family-generic="roman" style:font-pitch="variable"/>
    <style:font-face style:name="F33" svg:font-family="F33"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151" svg:font-family="F15" style:font-family-generic="system" style:font-pitch="variable"/>
    <style:font-face style:name="F181" svg:font-family="F18" style:font-family-generic="system" style:font-pitch="variable"/>
    <style:font-face style:name="F291" svg:font-family="F29" style:font-family-generic="system" style:font-pitch="variable"/>
    <style:font-face style:name="F331" svg:font-family="F33"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15" fo:font-size="14pt" officeooo:paragraph-rsid="000d3fff" style:font-size-asian="14pt" style:font-name-complex="F151" style:font-size-complex="14pt"/>
    </style:style>
    <style:style style:name="P2" style:family="paragraph" style:parent-style-name="Standard">
      <style:text-properties officeooo:paragraph-rsid="000d3fff"/>
    </style:style>
    <style:style style:name="P3" style:family="paragraph" style:parent-style-name="Standard">
      <style:paragraph-properties fo:margin-top="0cm" fo:margin-bottom="0cm" loext:contextual-spacing="false" fo:line-height="100%"/>
      <style:text-properties officeooo:paragraph-rsid="000d3fff"/>
    </style:style>
    <style:style style:name="P4" style:family="paragraph" style:parent-style-name="Standard">
      <style:paragraph-properties fo:margin-top="0cm" fo:margin-bottom="0cm" loext:contextual-spacing="false" fo:line-height="100%"/>
      <style:text-properties style:font-name="F15" fo:font-size="10pt" officeooo:paragraph-rsid="000d3fff" style:font-size-asian="10pt" style:font-name-complex="F151" style:font-size-complex="10pt"/>
    </style:style>
    <style:style style:name="P5" style:family="paragraph" style:parent-style-name="Standard">
      <style:paragraph-properties fo:margin-top="0cm" fo:margin-bottom="0cm" loext:contextual-spacing="false" fo:line-height="100%"/>
      <style:text-properties style:font-name="F15" fo:font-size="14pt" officeooo:paragraph-rsid="000d3fff" style:font-size-asian="14pt" style:font-name-complex="F151" style:font-size-complex="14pt"/>
    </style:style>
    <style:style style:name="P6" style:family="paragraph" style:parent-style-name="Standard">
      <style:paragraph-properties fo:margin-top="0cm" fo:margin-bottom="0cm" loext:contextual-spacing="false" fo:line-height="100%"/>
      <style:text-properties style:font-name="F33" fo:font-size="14pt" officeooo:paragraph-rsid="000d3fff" style:font-size-asian="14pt" style:font-name-complex="F331" style:font-size-complex="14pt"/>
    </style:style>
    <style:style style:name="P7" style:family="paragraph" style:parent-style-name="Standard">
      <style:paragraph-properties fo:margin-top="0cm" fo:margin-bottom="0cm" loext:contextual-spacing="false" fo:line-height="100%"/>
      <style:text-properties officeooo:rsid="000d3fff" officeooo:paragraph-rsid="000d3fff" fo:background-color="#ffff00"/>
    </style:style>
    <style:style style:name="P8" style:family="paragraph" style:parent-style-name="List_20_Paragraph">
      <style:paragraph-properties fo:margin-top="0cm" fo:margin-bottom="0cm" loext:contextual-spacing="false" fo:line-height="100%"/>
      <style:text-properties style:font-name="F18" fo:font-size="14.5pt" officeooo:paragraph-rsid="000d3fff" style:font-size-asian="14.5pt" style:font-name-complex="F181" style:font-size-complex="14.5pt"/>
    </style:style>
    <style:style style:name="P9" style:family="paragraph" style:parent-style-name="List_20_Paragraph" style:list-style-name="WWNum2">
      <style:paragraph-properties fo:margin-top="0cm" fo:margin-bottom="0cm" loext:contextual-spacing="false" fo:line-height="100%"/>
      <style:text-properties officeooo:paragraph-rsid="000d3fff"/>
    </style:style>
    <style:style style:name="P10" style:family="paragraph" style:parent-style-name="List_20_Paragraph" style:list-style-name="WWNum1">
      <style:paragraph-properties fo:margin-top="0cm" fo:margin-bottom="0cm" loext:contextual-spacing="false" fo:line-height="100%"/>
      <style:text-properties officeooo:paragraph-rsid="000d3fff"/>
    </style:style>
    <style:style style:name="P11" style:family="paragraph" style:parent-style-name="List_20_Paragraph">
      <style:paragraph-properties fo:margin-top="0cm" fo:margin-bottom="0cm" loext:contextual-spacing="false" fo:line-height="100%"/>
      <style:text-properties style:font-name="F15" fo:font-size="14pt" officeooo:paragraph-rsid="000d3fff" style:font-size-asian="14pt" style:font-name-complex="F151" style:font-size-complex="14pt"/>
    </style:style>
    <style:style style:name="P12" style:family="paragraph" style:parent-style-name="List_20_Paragraph" style:list-style-name="WWNum2" style:master-page-name="Standard">
      <style:paragraph-properties fo:margin-top="0cm" fo:margin-bottom="0cm" loext:contextual-spacing="false" fo:line-height="100%" style:page-number="auto"/>
      <style:text-properties officeooo:paragraph-rsid="000d3fff"/>
    </style:style>
    <style:style style:name="T1" style:family="text">
      <style:text-properties style:font-name="F18" fo:font-size="14.5pt" style:font-size-asian="14.5pt" style:font-name-complex="F181" style:font-size-complex="14.5pt"/>
    </style:style>
    <style:style style:name="T2" style:family="text">
      <style:text-properties style:font-name="F15" fo:font-size="10pt" style:font-size-asian="10pt" style:font-name-complex="F151" style:font-size-complex="10pt"/>
    </style:style>
    <style:style style:name="T3" style:family="text">
      <style:text-properties style:font-name="F15" fo:font-size="10pt" officeooo:rsid="000eed9d" style:font-size-asian="10pt" style:font-name-complex="F151" style:font-size-complex="10pt"/>
    </style:style>
    <style:style style:name="T4" style:family="text">
      <style:text-properties style:font-name="F15" fo:font-size="14pt" style:font-size-asian="14pt" style:font-name-complex="F151" style:font-size-complex="14pt"/>
    </style:style>
    <style:style style:name="T5" style:family="text">
      <style:text-properties style:font-name="F29" fo:font-size="10pt" style:font-size-asian="10pt" style:font-name-complex="F291" style:font-size-complex="10pt"/>
    </style:style>
    <style:style style:name="T6" style:family="text">
      <style:text-properties style:font-name="F29" fo:font-size="14pt" style:font-size-asian="14pt" style:font-name-complex="F291" style:font-size-complex="14pt"/>
    </style:style>
    <style:style style:name="T7" style:family="text">
      <style:text-properties style:font-name="F33" fo:font-size="14pt" style:font-size-asian="14pt" style:font-name-complex="F33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2013615" text:style-name="WWNum2">
        <text:list-item>
          <text:p text:style-name="P12"><text:span text:style-name="T1">Identification des acteurs et de cas d'utilisation simples</text:span></text:p>
        </text:list-item>
      </text:list>
      <text:p text:style-name="P8"/>
      <text:p text:style-name="P3"><text:span text:style-name="T2">Considérons une station-service de distribution d'essence. Les clients se servent de l'essence et le</text:span></text:p>
      <text:p text:style-name="P3"><text:span text:style-name="T2">pompiste remplit les cuves.</text:span></text:p>
      <text:p text:style-name="P4"/>
      <text:p text:style-name="P3"><text:span text:style-name="T5">1Question : </text:span><text:span text:style-name="T2">Le client se sert de l'essence de la façon suivante : il prend un pistolet accroché à une</text:span></text:p>
      <text:p text:style-name="P3"><text:span text:style-name="T2">pompe et appuie sur la gâchette pour prendre de l'essence. Qui est l'acteur du système ? Est-ce le client,le pistolet ou la gâchette ?</text:span></text:p>
      <text:p text:style-name="P7"><text:span text:style-name="T2">C’est le CLIENT</text:span></text:p>
      <text:p text:style-name="P6"/>
      <text:p text:style-name="P3"><text:span text:style-name="T5">2Question : </text:span><text:span text:style-name="T2">Paul, dont le métier est pompiste, peut se servir de l'essence pour sa voiture. Pour</text:span></text:p>
      <text:p text:style-name="P3"><text:span text:style-name="T2">modéliser cette activité de Jojo, doit-on définir un nouvel acteur ? Comment modélise-t-on ça ?</text:span></text:p>
      <text:p text:style-name="P7"><text:span text:style-name="T2">N</text:span><text:span text:style-name="T3">ON</text:span></text:p>
      <text:p text:style-name="P4"/>
      <text:p text:style-name="P3"><text:span text:style-name="T2">3</text:span><text:span text:style-name="T5">Question : </text:span><text:span text:style-name="T2">Lorsque paul vient avec son camion citerne pour remplir les réservoirs des pompes, est-il</text:span></text:p>
      <text:p text:style-name="P3"><text:span text:style-name="T2">considéré comme un nouvel acteur ? Comment modélise-t-on cela ?</text:span></text:p>
      <text:p text:style-name="P7"><text:span text:style-name="T2">OUI, c’est un nouvel acteur</text:span></text:p>
      <text:p text:style-name="P4"/>
      <text:p text:style-name="P3"><text:span text:style-name="T2">4</text:span><text:span text:style-name="T5">Question : </text:span><text:span text:style-name="T2">Certains pompistes sont aussi qualifiés pour opérer des opérations de maintenance en plus des opérations habituelles des pompistes telles que le remplissage des réservoirs. Ils sont donc réparateurs en plus d'être pompistes. Comment modéliser cela ?</text:span></text:p>
      <text:p text:style-name="P4"/>
      <text:list xml:id="list104849414576189" text:continue-numbering="true" text:style-name="WWNum2">
        <text:list-item>
          <text:p text:style-name="P9"><text:span text:style-name="T1">Relations entre cas d'utilisation</text:span></text:p>
        </text:list-item>
      </text:list>
      <text:p text:style-name="P4"/>
      <text:p text:style-name="P3"><text:span text:style-name="T2">Soient les cas d'utilisation suivants :</text:span></text:p>
      <text:p text:style-name="P3"><text:span text:style-name="T2">_ Passer une commande</text:span></text:p>
      <text:p text:style-name="P3"><text:span text:style-name="T2">_ Passer une commande urgente</text:span></text:p>
      <text:p text:style-name="P3"><text:span text:style-name="T2">_ Suivre une commande</text:span></text:p>
      <text:p text:style-name="P3"><text:span text:style-name="T2">_ Valider l'utilisateur</text:span></text:p>
      <text:p text:style-name="P3"><text:span text:style-name="T2">_ Passer une commande</text:span></text:p>
      <text:p text:style-name="P3"><text:span text:style-name="T2">_ Expédier commande totale ou partielle</text:span></text:p>
      <text:p text:style-name="P3"><text:span text:style-name="T2">Le suivi de la commande désigne le processus complet, du passage à l'expédition. Il peut toutefois arriver qu'une commande passée ne soit pas envoyée. Passer une commande urgente est un cas particulier de passer une commande. Pour passer une commande, il faut nécessairement valider l'utilisateur.</text:span></text:p>
      <text:p text:style-name="P3"><text:span text:style-name="T5">Question : </text:span><text:span text:style-name="T2">Donner le diagramme de cas d'utilisation sans représenter les acteurs</text:span></text:p>
      <text:p text:style-name="P6"/>
      <text:p text:style-name="P6"/>
      <text:p text:style-name="P3"><text:span text:style-name="T4">Exercice 1 : <text:line-break/>Le système à étudier est celui d'un distributeur de billets (DAB).<text:line-break/>• Un client peut effectuer un virement, retirer de l'argent et consulter son compte.<text:line-break/>• Les employés peuvent effectuer les mêmes opérations.<text:line-break/>• Ils se chargent aussi d'effectuer des opérations de maintenance.<text:line-break/>• Toute personne qui interagit avec le système doit s'authentifier</text:span></text:p>
      <text:p text:style-name="P5"/>
      <text:p text:style-name="P5"/>
      <text:p text:style-name="P5"/>
      <text:p text:style-name="P5"/>
      <text:p text:style-name="P5"/>
      <text:p text:style-name="P5"/>
      <text:p text:style-name="P5"><text:soft-page-break/></text:p>
      <text:p text:style-name="P5"/>
      <text:p text:style-name="P3"><text:span text:style-name="T4">Exercice 2 : <text:line-break/>Modélisez à l’aide d’un diagramme de cas d’utilisation une médiathèque dont les tâches sont la gestion des ouvrages et la gestion des adhérents. Le prêt d'un exemplaire d'un ouvrage donné est limité à trois semaines.<text:line-break/>Si l'exemplaire n'est pas rapporté dans ce délai, cela génère un contentieux.<text:line-break/>Si l'exemplaire n'est toujours pas rendu au bout d'un an, une procédure judiciaire est déclenchée. L'accès au système informatique est protégé par un mot de passe </text:span></text:p>
      <text:p text:style-name="P6"/>
      <text:p text:style-name="P6"/>
      <text:p text:style-name="P3"><text:span text:style-name="T7">Caisse enregistreuse</text:span></text:p>
      <text:p text:style-name="P6"/>
      <text:p text:style-name="P3"><text:span text:style-name="T4">Le déroulement normal d'utilisation d'une caisse enregistreuse est le suivant :</text:span></text:p>
      <text:list xml:id="list125562732" text:style-name="WWNum1">
        <text:list-item>
          <text:p text:style-name="P10"><text:span text:style-name="T4">Un client arrive à la caisse avec des articles</text:span></text:p>
        </text:list-item>
      </text:list>
      <text:p text:style-name="P11"/>
      <text:p text:style-name="P3"><text:span text:style-name="T4">2. Le caissier enregistre le numéro d'identification de chaque article, ainsi que la quantité si celle-ci est supérieure à 1</text:span></text:p>
      <text:p text:style-name="P5"/>
      <text:p text:style-name="P3"><text:span text:style-name="T4">3. Un client arrive à la caisse avec des articles</text:span></text:p>
      <text:p text:style-name="P5"/>
      <text:p text:style-name="P3"><text:span text:style-name="T4">4. Le caissier enregistre le numéro d'identification de chaque article, ainsi que la quantité si celle-ci est supérieure à 1</text:span></text:p>
      <text:p text:style-name="P5"/>
      <text:p text:style-name="P3"><text:span text:style-name="T4">5. La caisse affiche le prix de chaque article et son libellé</text:span></text:p>
      <text:p text:style-name="P5"/>
      <text:p text:style-name="P3"><text:span text:style-name="T4">6. Lorsque tous les articles ont été enregistrés, le caissier signale la fin de la vente</text:span></text:p>
      <text:p text:style-name="P5"/>
      <text:p text:style-name="P3"><text:span text:style-name="T4">7. La caisse affiche le total des achats</text:span></text:p>
      <text:p text:style-name="P5"/>
      <text:p text:style-name="P3"><text:span text:style-name="T4">8. Le client choisit son mode de paiement :</text:span></text:p>
      <text:p text:style-name="P3"><text:span text:style-name="T4">_ Liquide : le caissier encaisse l'argent et la caisse indique le montant éventuel à rendre au client</text:span></text:p>
      <text:p text:style-name="P5"/>
      <text:p text:style-name="P3"><text:span text:style-name="T4">_ Chèque : le caissier note l'identité du client et la caisse enregistre le montant sur le chèque</text:span></text:p>
      <text:p text:style-name="P5"/>
      <text:p text:style-name="P3"><text:span text:style-name="T4">_ Carte de crédit : un terminal bancaire fait partie de la caisse, il transmet la demande à un centre d'autorisation multi-banques</text:span></text:p>
      <text:p text:style-name="P5"><text:soft-page-break/></text:p>
      <text:p text:style-name="P3"><text:span text:style-name="T4">9. La caisse enregistre la vente et imprime un ticket</text:span></text:p>
      <text:p text:style-name="P5"/>
      <text:p text:style-name="P3"><text:span text:style-name="T4">10. Le caissier transmet le ticket imprimé au client</text:span></text:p>
      <text:p text:style-name="P5"/>
      <text:p text:style-name="P3"><text:span text:style-name="T4">11. Un client peut présenter des coupons de réduction avant le paiement. Lorsque le paiement est terminé, la caisse transmet les informations relatives aux articles vendus au système de gestion des</text:span></text:p>
      <text:p text:style-name="P3"><text:span text:style-name="T4">stocks. Tous les matins, le responsable du magasin initialise les caisses pour la journée.</text:span></text:p>
      <text:p text:style-name="P5"/>
      <text:p text:style-name="P2"><text:span text:style-name="T6">Question : </text:span><text:span text:style-name="T4">Donnez un diagramme de cas d'utilisation pour la caisse enregistreus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 système informatique doit permettre à des acheteurs potentiels de préparer l'achat de chevaux</text:p>
      <text:p text:style-name="P2">(mais pas l'achat proprement dit). L'achat d'un cheval concerne soit une jument soit un étalon. Dans le premier cas, on doit impérativement examiner l'état de maternité du cheval, et éventuellement vérifier que la jument n'a pas un jeune poulain en ce moment. Que l'on souhaite acheter un étalon ou une jument, on doit effectuer un examen des vaccinations. En outre l'acheteur peut souhaiter, lors de la préparation de son achat, consulter le caractère du cheval ou bien en connaître la robe. Toutes les informations en rapport à la filiation d'un cheval sont obtenues en consultant la base de données externe des haras nationaux.</text:p>
      <text:p text:style-name="P2">Question : Donnez un diagramme de cas d'utilisation pour le système de préparation avant achat.</text:p>
      <text:p text:style-name="P2"/>
      <text:p text:style-name="P2"/>
      <text:p text:style-name="P2"><text:soft-page-break/>Exercice </text:p>
      <text:p text:style-name="P2"/>
      <text:p text:style-name="P2">Dans un établissement scolaire, on désire gérer la réservation des salles de cours ainsi que du matériel pédagogique (ordinateur portable ou/et Vidéo projecteur).</text:p>
      <text:p text:style-name="P2">Seuls les enseignants sont habilités à effectuer des réservations (sous réserve de disponibilité de la salle ou du matériel).</text:p>
      <text:p text:style-name="P2">Le planning des salles peut quant à lui être consulté par tout le monde (enseignants et étudiants).</text:p>
      <text:p text:style-name="P2">Par contre, le récapitulatif horaire par enseignant (calculé à partir du planning des salles) ne peut être consulté que par les enseignants.</text:p>
      <text:p text:style-name="P2">Enfin, il existe pour chaque formation un enseignant responsable qui seul peut éditer le récapitulatif horaire pour l’ensemble de la formation.</text:p>
      <text:p text:style-name="P2">Etablir le diagramme de cas d’utilis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15" svg:font-family="F15" style:font-family-generic="roman" style:font-pitch="variable"/>
    <style:font-face style:name="F18" svg:font-family="F18" style:font-family-generic="roman" style:font-pitch="variable"/>
    <style:font-face style:name="F29" svg:font-family="F29" style:font-family-generic="roman" style:font-pitch="variable"/>
    <style:font-face style:name="F33" svg:font-family="F33"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151" svg:font-family="F15" style:font-family-generic="system" style:font-pitch="variable"/>
    <style:font-face style:name="F181" svg:font-family="F18" style:font-family-generic="system" style:font-pitch="variable"/>
    <style:font-face style:name="F291" svg:font-family="F29" style:font-family-generic="system" style:font-pitch="variable"/>
    <style:font-face style:name="F331" svg:font-family="F33"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F15" fo:font-family="F15" style:font-family-generic="roman" style:font-pitch="variable" fo:font-size="10pt" fo:font-weight="bold" style:font-size-asian="14pt" style:font-weight-asian="bold"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34:04.700405489</meta:creation-date>
    <dc:date>2017-05-03T10:48:48.468398356</dc:date>
    <meta:editing-duration>PT4M33S</meta:editing-duration>
    <meta:editing-cycles>1</meta:editing-cycles>
    <meta:document-statistic meta:table-count="0" meta:image-count="0" meta:object-count="0" meta:page-count="4" meta:paragraph-count="53" meta:word-count="895" meta:character-count="5531" meta:non-whitespace-character-count="4688"/>
    <meta:generator>LibreOffice/5.3.1.2$Linux_x86 LibreOffice_project/30m0$Build-2</meta:generator>
  </office:meta>
</office:document-meta>
</file>